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manual-de-operaciones"/>Manual de Operaciones<text:bookmark-end text:name="manual-de-operacion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5/operations-manual" office:name=""><text:span text:style-name="Definition">https://blueprint.ecohubs.community/es/articles/rcos-templates/layer-5/operations-manual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5 — Operaciones y Coordinac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5-operations-coordination#71-roles-and-responsibilities" office:name=""><text:span text:style-name="Definition">§7.1</text:span></text:a>, <text:a xlink:type="simple" xlink:href="https://blueprint.ecohubs.community/es/articles/rcos-core/v0-1/layer-5-operations-coordination#73-documentation-and-information-flow" office:name=""><text:span text:style-name="Definition">§7.3</text:span></text:a>, <text:a xlink:type="simple" xlink:href="https://blueprint.ecohubs.community/es/articles/rcos-core/v0-1/layer-5-operations-coordination#74-workload-and-capacity-boundaries" office:name=""><text:span text:style-name="Definition">§7.4</text:span></text:a>, <text:a xlink:type="simple" xlink:href="https://blueprint.ecohubs.community/es/articles/rcos-core/v0-1/layer-5-operations-coordination#75-operational-continuity" office:name=""><text:span text:style-name="Definition">§7.5</text:span></text:a>, <text:a xlink:type="simple" xlink:href="https://blueprint.ecohubs.community/es/articles/rcos-core/v0-1/layer-5-operations-coordination#76-artifacts" office:name=""><text:span text:style-name="Definition">§7.6</text:span></text:a></text:p>
        </text:list-item>
      </text:list>
      <text:p text:style-name="Horizontal_20_Line"/>
      <text:h text:style-name="Heading_20_2" text:outline-level="2"><text:bookmark-start text:name="procesos-operativos-fundamentales"/>Procesos Operativos Fundamentales<text:bookmark-end text:name="procesos-operativos-fundamentales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4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2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3</text:span></text:span></text:a></text:p>
      <text:p text:style-name="P3"><text:span text:style-name="T1">Justificación — ¿Por qué documentar los procesos críticos</text:span></text:p>
      <text:p text:style-name="P3">Si un proceso solo existe en la cabeza de una persona, la comunidad depende de que esa persona aparezca — para siempre. Documentar los procesos críticos por escrito, con responsables nombrados, es lo que convierte el conocimiento privado en un activo comunitario que sobrevive a traspasos, ausencias y salidas.</text:p>
      <text:p text:style-name="P4"><text:span text:style-name="T1">Instrucciones — Cómo rellenar esto</text:span></text:p>
      <text:p text:style-name="P4">Para cada proceso crítico recurrente (incorporación, salida, publicación de propuestas, registro de contribuciones, cadencia de reuniones, gestión de tesorería, revisión de accesos a plataformas), nombra un responsable y una breve descripción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Proceso</text:p>
            </table:table-cell>
            <table:table-cell table:style-name="TableHeaderRowCell" office:value-type="string">
              <text:p text:style-name="Table_20_Heading">Quién</text:p>
            </table:table-cell>
            <table:table-cell table:style-name="TableHeaderRowCell" office:value-type="string">
              <text:p text:style-name="Table_20_Heading">Detal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Incorporación de miembro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Incorporación (Capa 1)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Salida y Separación (Capa 1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ublicación de propuesta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Gobernanza (Capa 2)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Economía Interna (Capa 3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Reunión recurrente&gt;</text:span></text:p>
          </table:table-cell>
          <table:table-cell table:style-name="TableRowCell" office:value-type="string">
            <text:p text:style-name="Table_20_Contents"><text:span text:style-name="T2">&lt;facilitador/a&gt;</text:span></text:p>
          </table:table-cell>
          <table:table-cell table:style-name="TableRowCell" office:value-type="string">
            <text:p text:style-name="Table_20_Contents"><text:span text:style-name="T2">&lt;publicación de agenda; actas; seguimiento de accione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Gestión de tesorería&gt;</text:span></text:p>
          </table:table-cell>
          <table:table-cell table:style-name="TableRowCell" office:value-type="string">
            <text:p text:style-name="Table_20_Contents"><text:span text:style-name="T2">&lt;administrador/a de finanzas&gt;</text:span></text:p>
          </table:table-cell>
          <table:table-cell table:style-name="TableRowCell" office:value-type="string">
            <text:p text:style-name="Table_20_Contents"><text:span text:style-name="T2">&lt;ver Reglamento de Tesorería (Capa 3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Revisión de accesos a plataformas&gt;</text:span></text:p>
          </table:table-cell>
          <table:table-cell table:style-name="TableRowCell" office:value-type="string">
            <text:p text:style-name="Table_20_Contents"><text:span text:style-name="T2">&lt;administrador/a de infraestructura&gt;</text:span></text:p>
          </table:table-cell>
          <table:table-cell table:style-name="TableRowCell" office:value-type="string">
            <text:p text:style-name="Table_20_Contents"><text:span text:style-name="T2">&lt;cadencia de revisión; revocación de accesos para miembros que han salido&gt;</text:span></text:p>
          </table:table-cell>
        </table:table-row>
      </table:table>
      <text:h text:style-name="Heading_20_2" text:outline-level="2"><text:bookmark-start text:name="responsabilidades-temporales-y-ad-hoc"/>Responsabilidades Temporales y Ad-Hoc<text:bookmark-end text:name="responsabilidades-temporales-y-ad-hoc"/></text:h>
      <text:p text:style-name="First_20_paragraph"><text:span text:style-name="T2">Cláusulas RCOS: </text:span><text:a xlink:type="simple" xlink:href="https://blueprint.ecohubs.community/es/articles/rcos-core/v0-1/layer-5-operations-coordination#71-roles-and-responsibilities" office:name=""><text:span text:style-name="Definition"><text:span text:style-name="T2">7.1.5</text:span></text:span></text:a><text:span text:style-name="T2">, </text:span><text:a xlink:type="simple" xlink:href="https://blueprint.ecohubs.community/es/articles/rcos-core/v0-1/layer-5-operations-coordination#71-roles-and-responsibilities" office:name=""><text:span text:style-name="Definition"><text:span text:style-name="T2">7.1.4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1</text:span></text:span></text:a></text:p>
      <text:p text:style-name="P5"><text:span text:style-name="T1">Justificación — ¿Por qué limitar las responsabilidades temporales</text:span></text:p>
      <text:p text:style-name="P5">Las tareas ad-hoc se solidifican silenciosamente en trabajos permanentes no remunerados — generalmente sobre quien dijo que sí una vez. Un límite temporal estricto y una revisión obligatoria marcan la diferencia entre “cubrí durante una semana” y “aparentemente este es mi rol ahora.”</text:p>
      <text:p text:style-name="P6"><text:span text:style-name="T1">Instrucciones — Cómo rellenar esto</text:span></text:p>
      <text:p text:style-name="P6">Establece que toda responsabilidad temporal DEBE estar acotada en el tiempo al asignarla, documentada, revisada antes del vencimiento, y formalizada o terminada.</text:p>
      <text:p text:style-name="First_20_paragraph">Cuando una tarea o responsabilidad se asigna temporalmente, DEBE:</text:p>
      <text:list text:style-name="L3">
        <text:list-item>
          <text:p text:style-name="P7"><text:span text:style-name="T2">&lt;Estar explícitamente acotada en el tiempo desde el inicio (fecha de fin específica o condición de finalización).&gt;</text:span></text:p>
        </text:list-item>
        <text:list-item>
          <text:p text:style-name="P7"><text:span text:style-name="T2">&lt;Documentarse como temporal en el momento de la asignación.&gt;</text:span></text:p>
        </text:list-item>
        <text:list-item>
          <text:p text:style-name="P7"><text:span text:style-name="T2">&lt;Revisarse antes de la fecha de fin; convertirse en un rol formal o terminarse.&gt;</text:span></text:p>
        </text:list-item>
      </text:list>
      <text:p text:style-name="First_20_paragraph"><text:span text:style-name="T2">&lt;Duración máxima de cualquier responsabilidad temporal antes de que DEBA asignarse formalmente o terminarse — p. ej. 90 días.&gt;</text:span> Si una responsabilidad temporal no tiene responsable después de su fecha de fin, caduca; no se transfiere implícitamente.</text:p>
      <text:p text:style-name="Horizontal_20_Line"/>
      <text:h text:style-name="Heading_20_2" text:outline-level="2"><text:bookmark-start text:name="interfaces-entre-roles-y-dominios"/>Interfaces entre Roles y Dominios<text:bookmark-end text:name="interfaces-entre-roles-y-dominios"/></text:h>
      <text:p text:style-name="First_20_paragraph"><text:span text:style-name="T2">Cláusulas RCOS: </text:span><text:a xlink:type="simple" xlink:href="https://blueprint.ecohubs.community/es/articles/rcos-core/v0-1/layer-5-operations-coordination#76-artifacts" office:name=""><text:span text:style-name="Definition"><text:span text:style-name="T2">7.6.3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4</text:span></text:span></text:a></text:p>
      <text:p text:style-name="P8"><text:span text:style-name="T1">Justificación — ¿Por qué mapear los traspasos explícitamente</text:span></text:p>
      <text:p text:style-name="P8">La mayoría de los fallos operativos no ocurren dentro de un rol sino entre roles — en las fronteras donde el trabajo pasa de un responsable al siguiente. Nombrar los traspasos convierte dependencias invisibles en dependencias revisables, y previene los fallos de “yo pensaba que lo tenías tú”.</text:p>
      <text:p text:style-name="P9"><text:span text:style-name="T1">Instrucciones — Cómo rellenar esto</text:span></text:p>
      <text:p text:style-name="P9">Para cada par de roles que se pasan trabajo entre sí, nombra el traspaso y el tipo de trabajo transferido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De</text:p>
            </table:table-cell>
            <table:table-cell table:style-name="TableHeaderRowCell" office:value-type="string">
              <text:p text:style-name="Table_20_Heading">A</text:p>
            </table:table-cell>
            <table:table-cell table:style-name="TableHeaderRowCell" office:value-type="string">
              <text:p text:style-name="Table_20_Heading">Traspaso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qué se traspasa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h text:style-name="Heading_20_2" text:outline-level="2"><text:bookmark-start text:name="límites-de-carga-de-trabajo"/>Límites de Carga de Trabajo<text:bookmark-end text:name="límites-de-carga-de-trabajo"/></text:h>
      <text:p text:style-name="First_20_paragraph"><text:span text:style-name="T2">Cláusulas RCOS: </text:span><text:a xlink:type="simple" xlink:href="https://blueprint.ecohubs.community/es/articles/rcos-core/v0-1/layer-5-operations-coordination#74-workload-and-capacity-boundaries" office:name=""><text:span text:style-name="Definition"><text:span text:style-name="T2">7.4.1</text:span></text:span></text:a><text:span text:style-name="T2">, </text:span><text:a xlink:type="simple" xlink:href="https://blueprint.ecohubs.community/es/articles/rcos-core/v0-1/layer-5-operations-coordination#74-workload-and-capacity-boundaries" office:name=""><text:span text:style-name="Definition"><text:span text:style-name="T2">7.4.2</text:span></text:span></text:a><text:span text:style-name="T2">, </text:span><text:a xlink:type="simple" xlink:href="https://blueprint.ecohubs.community/es/articles/rcos-core/v0-1/layer-5-operations-coordination#74-workload-and-capacity-boundaries" office:name=""><text:span text:style-name="Definition"><text:span text:style-name="T2">7.4.3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3</text:span></text:span></text:a></text:p>
      <text:p text:style-name="P10"><text:span text:style-name="T1">Justificación — ¿Por qué hacer explícitos los límites de carga de trabajo</text:span></text:p>
      <text:p text:style-name="P10">La carga de coordinación ilimitada es el modo de fallo predeterminado de las comunidades voluntarias — quema silenciosamente a los miembros más comprometidos hasta que se van. Límites explícitos y revisables hacen de la capacidad una preocupación compartida en lugar de una carga privada.</text:p>
      <text:p text:style-name="P11"><text:span text:style-name="T1">Instrucciones — Cómo rellenar esto</text:span></text:p>
      <text:p text:style-name="P11">Establece límites para la carga de reuniones, carga de roles, expectativas de tiempo de respuesta, y el camino para renegociar responsabilidades.</text:p>
      <text:list text:style-name="L4">
        <text:list-item>
          <text:p text:style-name="P12"><text:span text:style-name="T1">Carga de reuniones:</text:span> <text:span text:style-name="T2">&lt;cadencia de reuniones recurrentes y duración máxima; reglas para reuniones extraordinarias.&gt;</text:span></text:p>
        </text:list-item>
        <text:list-item>
          <text:p text:style-name="P12"><text:span text:style-name="T1">Carga de roles:</text:span> <text:span text:style-name="T2">&lt;tope si lo hay; regla para señalar sobrecarga; plazo de resolución.&gt;</text:span></text:p>
        </text:list-item>
        <text:list-item>
          <text:p text:style-name="P12"><text:span text:style-name="T1">Expectativas de tiempo de respuesta:</text:span> <text:span text:style-name="T2">&lt;asíncrono no urgente; operativo urgente; crítico para la seguridad.&gt;</text:span></text:p>
        </text:list-item>
        <text:list-item>
          <text:p text:style-name="P12"><text:span text:style-name="T1">Renegociación y alivio:</text:span> <text:span text:style-name="T2">&lt;proceso para redistribuir responsabilidades; plazo de resolución.&gt;</text:span></text:p>
        </text:list-item>
      </text:list>
      <text:h text:style-name="Heading_20_2" text:outline-level="2"><text:bookmark-start text:name="continuidad-operativa"/>Continuidad Operativa<text:bookmark-end text:name="continuidad-operativa"/></text:h>
      <text:p text:style-name="First_20_paragraph"><text:span text:style-name="T2">Cláusulas RCOS: </text:span><text:a xlink:type="simple" xlink:href="https://blueprint.ecohubs.community/es/articles/rcos-core/v0-1/layer-5-operations-coordination#75-operational-continuity" office:name=""><text:span text:style-name="Definition"><text:span text:style-name="T2">7.5.1</text:span></text:span></text:a><text:span text:style-name="T2">, </text:span><text:a xlink:type="simple" xlink:href="https://blueprint.ecohubs.community/es/articles/rcos-core/v0-1/layer-5-operations-coordination#75-operational-continuity" office:name=""><text:span text:style-name="Definition"><text:span text:style-name="T2">7.5.2</text:span></text:span></text:a><text:span text:style-name="T2">, </text:span><text:a xlink:type="simple" xlink:href="https://blueprint.ecohubs.community/es/articles/rcos-core/v0-1/layer-5-operations-coordination#75-operational-continuity" office:name=""><text:span text:style-name="Definition"><text:span text:style-name="T2">7.5.3</text:span></text:span></text:a></text:p>
      <text:p text:style-name="P13"><text:span text:style-name="T1">Justificación — ¿Por qué planificar la continuidad ahora</text:span></text:p>
      <text:p text:style-name="P13">Una comunidad que depende de una persona irremplazable está a una enfermedad, un conflicto o una salida de distancia del colapso. Nombrar los puntos únicos de fallo — con honestidad — e incorporar el traspaso en cada rol es lo que permite a la comunidad sobrevivir a sus fundadores.</text:p>
      <text:p text:style-name="P14"><text:span text:style-name="T1">Instrucciones — Cómo rellenar esto</text:span></text:p>
      <text:p text:style-name="P14">Nombra honestamente los puntos únicos de fallo actuales. Establece el requisito de traspaso para cada rol y la cadencia de revisión de continuidad.</text:p>
      <text:list text:style-name="L5">
        <text:list-item>
          <text:p text:style-name="P15"><text:span text:style-name="T1">Estado actual:</text:span> <text:span text:style-name="T2">&lt;lista honesta de puntos únicos de fallo; plan de reclutamiento para reducir la concentración.&gt;</text:span></text:p>
        </text:list-item>
        <text:list-item>
          <text:p text:style-name="P15"><text:span text:style-name="T1">Mecanismos de traspaso:</text:span> <text:span text:style-name="T2">&lt;referencia a los requisitos de traspaso por rol en el Registro de Roles; el traspaso DEBE completarse antes de que un rol quede vacante.&gt;</text:span></text:p>
        </text:list-item>
        <text:list-item>
          <text:p text:style-name="P15"><text:span text:style-name="T1">Cadencia de revisión de continuidad:</text:span> <text:span text:style-name="T2">&lt;trimestral; ad hoc ante cambio de rol.&gt;</text:span></text:p>
        </text:list-item>
      </text:list>
      <text:h text:style-name="Heading_20_2" text:outline-level="2"><text:bookmark-start text:name="flujo-de-información-y-anti-monopolización"/>Flujo de Información y Anti-Monopolización<text:bookmark-end text:name="flujo-de-información-y-anti-monopolización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5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4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2</text:span></text:span></text:a></text:p>
      <text:p text:style-name="P16"><text:span text:style-name="T1">Justificación — ¿Por qué tratar el acceso a la información como un asunto de gobernanza</text:span></text:p>
      <text:p text:style-name="P16">Quien controla el acceso a la información controla la comunidad, lo pretenda o no. Hacer explícitas las reglas de acceso — y prohibir los puntos únicos de acceso — es lo que impide que los guardianes informales acumulen el tipo de poder que el sistema de gobernanza se supone que debe controlar.</text:p>
      <text:p text:style-name="P17"><text:span text:style-name="T1">Instrucciones — Cómo rellenar esto</text:span></text:p>
      <text:p text:style-name="P17">Indica qué registros están abiertos a todos los Miembros Plenos, el plazo de respuesta para solicitudes de información, y la regla contra los puntos únicos de acceso para información relevante de gobernanza.</text:p>
      <text:list text:style-name="L6">
        <text:list-item>
          <text:p text:style-name="P18"/>
        </text:list-item>
        <text:list-item>
          <text:p text:style-name="P18"/>
        </text:list-item>
        <text:list-item>
          <text:p text:style-name="P18"><text:span text:style-name="T2">&lt;Estado de membresía y asignaciones de roles accesibles.&gt;</text:span></text:p>
        </text:list-item>
        <text:list-item>
          <text:p text:style-name="P18"/>
        </text:list-item>
        <text:list-item>
          <text:p text:style-name="P18"><text:span text:style-name="T2">&lt;Plazo de respuesta a solicitudes de información.&gt;</text:span></text:p>
        </text:list-item>
        <text:list-item>
          <text:p text:style-name="P18"><text:span text:style-name="T2">&lt;Retener el acceso a información a la que los miembros tienen derecho es un activador de rendición de cuentas según la Capa 4.&gt;</text:span></text:p>
        </text:list-item>
        <text:list-item>
          <text:p text:style-name="P18"><text:span text:style-name="T2">&lt;Ningún rol o individuo PUEDE ser el único punto de acceso para información requerida por otros titulares de roles.&gt;</text:span></text:p>
        </text:list-item>
      </text:list>
      <text:p text:style-name="Horizontal_20_Line"/>
      <text:h text:style-name="Heading_20_2" text:outline-level="2"><text:bookmark-start text:name="ubicaciones-de-documentación-y-procedimientos-de-actualización"/>Ubicaciones de Documentación y Procedimientos de Actualización<text:bookmark-end text:name="ubicaciones-de-documentación-y-procedimientos-de-actualización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1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2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3</text:span></text:span></text:a></text:p>
      <text:p text:style-name="P19"><text:span text:style-name="T1">Justificación — ¿Por qué nombrar dónde vive cada documento</text:span></text:p>
      <text:p text:style-name="P19">Si nadie puede decir dónde está la versión canónica de algo, no hay versión canónica. Nombrar la ubicación, el responsable y la cadencia de revisión de cada tipo de documento es lo que hace que la memoria de la comunidad sea auditable en lugar de folclórica.</text:p>
      <text:p text:style-name="P20"><text:span text:style-name="T1">Instrucciones — Cómo rellenar esto</text:span></text:p>
      <text:p text:style-name="P20">Para cada tipo de documento, nombra la ubicación canónica, el responsable y la cadencia de revisió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Table_20_Heading">Tipo de documento</text:p>
            </table:table-cell>
            <table:table-cell table:style-name="TableHeaderRowCell" office:value-type="string">
              <text:p text:style-name="Table_20_Heading">Ubicación</text:p>
            </table:table-cell>
            <table:table-cell table:style-name="TableHeaderRowCell" office:value-type="string">
              <text:p text:style-name="Table_20_Heading">Responsable</text:p>
            </table:table-cell>
            <table:table-cell table:style-name="TableHeaderRowCell" office:value-type="string">
              <text:p text:style-name="Table_20_Heading">Cadencia de revisió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7">
        <text:list-item>
          <text:p text:style-name="P21"><text:span text:style-name="T1">Adoptado:</text:span> </text:p>
        </text:list-item>
        <text:list-item>
          <text:p text:style-name="P21"><text:span text:style-name="T1">Tipo de decisión:</text:span> Estratégica</text:p>
        </text:list-item>
        <text:list-item>
          <text:p text:style-name="P21"><text:span text:style-name="T1">Versión:</text:span> &lt;versión&gt;</text:p>
        </text:list-item>
        <text:list-item>
          <text:p text:style-name="P21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5Z</meta:creation-date>
    <dc:date>2026-04-29T01:58:25Z</dc:date>
    <meta:user-defined meta:name="title-meta" meta:value-type="string">Manual de Operaciones</meta:user-defined>
  </office:meta>
</office:document-meta>
</file>